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39.85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mm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mm"/>
    </style:style>
    <style:style style:name="ce2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cffff" fo:border="0.06pt solid #000000"/>
    </style:style>
    <style:style style:name="ce27" style:family="table-cell" style:parent-style-name="Default">
      <style:table-cell-properties fo:background-color="#6699cc" fo:border="0.06pt solid #000000"/>
    </style:style>
    <style:style style:name="ce28" style:family="table-cell" style:parent-style-name="Default">
      <style:table-cell-properties fo:background-color="#99cccc" fo:border="0.06pt solid #000000"/>
    </style:style>
    <style:style style:name="ce29" style:family="table-cell" style:parent-style-name="Default">
      <style:table-cell-properties fo:background-color="#99ccff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.C17]/[.B20]" office:value-type="percentage" office:value="0.105263157894737" calcext:value-type="percentage">
            <text:p>10,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.C17]/[.$C$20])" office:value-type="percentage" office:value="0.0666666666666667" calcext:value-type="percentage">
            <text:p>6,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.C18]/[.$C$20])" office:value-type="percentage" office:value="0.366666666666667" calcext:value-type="percentage">
            <text:p>36,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.C18]+[.C19]" office:value-type="float" office:value="28" calcext:value-type="float">
            <text:p>28</text:p>
          </table:table-cell>
          <table:table-cell table:style-name="ce3" table:formula="of:=[.I18]/30" office:value-type="percentage" office:value="0.933333333333333" calcext:value-type="percentage">
            <text:p>93,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C19]/[.B20]" office:value-type="percentage" office:value="0.894736842105263" calcext:value-type="percentage">
            <text:p>89,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.C19]/[.$C$20])" office:value-type="percentage" office:value="0.566666666666667" calcext:value-type="percentage">
            <text:p>56,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.C17]+[.C19])" office:value-type="float" office:value="19" calcext:value-type="float">
            <text:p>19</text:p>
          </table:table-cell>
          <table:table-cell table:formula="of:=SUM([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.C37]/[.$C$40]" office:value-type="percentage" office:value="0.0571428571428571" calcext:value-type="percentage">
            <text:p>5,71%</text:p>
          </table:table-cell>
          <table:table-cell table:style-name="ce3" table:formula="of:=[.C37]/[.D40]" office:value-type="percentage" office:value="0.125" calcext:value-type="percentage">
            <text:p>12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.C38]/[.$C$40]" office:value-type="percentage" office:value="0.542857142857143" calcext:value-type="percentage">
            <text:p>54,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.C39]/[.$C$40]" office:value-type="percentage" office:value="0.4" calcext:value-type="percentage">
            <text:p>40,00%</text:p>
          </table:table-cell>
          <table:table-cell table:style-name="ce3" table:formula="of:=[.C39]/[.D40]" office:value-type="percentage" office:value="0.875" calcext:value-type="percentage">
            <text:p>87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7:.C39])" office:value-type="float" office:value="35" calcext:value-type="float">
            <text:p>35</text:p>
          </table:table-cell>
          <table:table-cell table:formula="of:=[.C37]+[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,61562</text:p>
          </table:table-cell>
          <table:table-cell office:value-type="float" office:value="-122.38956" calcext:value-type="float">
            <text:p>-122,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,76423</text:p>
          </table:table-cell>
          <table:table-cell office:value-type="float" office:value="-122.46149" calcext:value-type="float">
            <text:p>-122,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,76909</text:p>
          </table:table-cell>
          <table:table-cell office:value-type="float" office:value="-122.42012" calcext:value-type="float">
            <text:p>-122,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,78168</text:p>
          </table:table-cell>
          <table:table-cell office:value-type="float" office:value="-122.41884" calcext:value-type="float">
            <text:p>-122,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,78749</text:p>
          </table:table-cell>
          <table:table-cell office:value-type="float" office:value="-122.41401" calcext:value-type="float">
            <text:p>-122,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,78366</text:p>
          </table:table-cell>
          <table:table-cell office:value-type="float" office:value="-122.43844" calcext:value-type="float">
            <text:p>-122,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,79094</text:p>
          </table:table-cell>
          <table:table-cell office:value-type="float" office:value="-122.43257" calcext:value-type="float">
            <text:p>-122,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,80059</text:p>
          </table:table-cell>
          <table:table-cell office:value-type="float" office:value="-122.43453" calcext:value-type="float">
            <text:p>-122,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,80834</text:p>
          </table:table-cell>
          <table:table-cell office:value-type="float" office:value="-122.4099" calcext:value-type="float">
            <text:p>-122,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,79154</text:p>
          </table:table-cell>
          <table:table-cell office:value-type="float" office:value="-122.4349" calcext:value-type="float">
            <text:p>-122,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,76734</text:p>
          </table:table-cell>
          <table:table-cell office:value-type="float" office:value="-122.3904" calcext:value-type="float">
            <text:p>-122,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,80137</text:p>
          </table:table-cell>
          <table:table-cell office:value-type="float" office:value="-122.43218" calcext:value-type="float">
            <text:p>-122,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,78015</text:p>
          </table:table-cell>
          <table:table-cell office:value-type="float" office:value="-122.39005" calcext:value-type="float">
            <text:p>-122,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,78814</text:p>
          </table:table-cell>
          <table:table-cell office:value-type="float" office:value="-122.40872" calcext:value-type="float">
            <text:p>-122,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,80387</text:p>
          </table:table-cell>
          <table:table-cell office:value-type="float" office:value="-122.41326" calcext:value-type="float">
            <text:p>-122,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,77194</text:p>
          </table:table-cell>
          <table:table-cell office:value-type="float" office:value="-122.41403" calcext:value-type="float">
            <text:p>-122,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,78936</text:p>
          </table:table-cell>
          <table:table-cell office:value-type="float" office:value="-122.40688" calcext:value-type="float">
            <text:p>-122,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,77799</text:p>
          </table:table-cell>
          <table:table-cell office:value-type="float" office:value="-122.40736" calcext:value-type="float">
            <text:p>-122,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,79511</text:p>
          </table:table-cell>
          <table:table-cell office:value-type="float" office:value="-122.2784" calcext:value-type="float">
            <text:p>-122,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,7906</text:p>
          </table:table-cell>
          <table:table-cell office:value-type="float" office:value="-122.40708" calcext:value-type="float">
            <text:p>-122,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,77264</text:p>
          </table:table-cell>
          <table:table-cell office:value-type="float" office:value="-122.40984" calcext:value-type="float">
            <text:p>-122,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,77717</text:p>
          </table:table-cell>
          <table:table-cell office:value-type="float" office:value="-122.40376" calcext:value-type="float">
            <text:p>-122,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,61802</text:p>
          </table:table-cell>
          <table:table-cell office:value-type="float" office:value="-122.38587" calcext:value-type="float">
            <text:p>-122,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,79167</text:p>
          </table:table-cell>
          <table:table-cell office:value-type="float" office:value="-122.39834" calcext:value-type="float">
            <text:p>-122,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,7859</text:p>
          </table:table-cell>
          <table:table-cell office:value-type="float" office:value="-122.39239" calcext:value-type="float">
            <text:p>-122,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,5306</text:p>
          </table:table-cell>
          <table:table-cell office:value-type="float" office:value="-122.26198" calcext:value-type="float">
            <text:p>-122,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,78231</text:p>
          </table:table-cell>
          <table:table-cell office:value-type="float" office:value="-122.41814" calcext:value-type="float">
            <text:p>-122,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,79474</text:p>
          </table:table-cell>
          <table:table-cell office:value-type="float" office:value="-122.40187" calcext:value-type="float">
            <text:p>-122,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,79067</text:p>
          </table:table-cell>
          <table:table-cell office:value-type="float" office:value="-122.43246" calcext:value-type="float">
            <text:p>-122,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,78139</text:p>
          </table:table-cell>
          <table:table-cell office:value-type="float" office:value="-122.47828" calcext:value-type="float">
            <text:p>-122,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,79026</text:p>
          </table:table-cell>
          <table:table-cell office:value-type="float" office:value="-122.4162" calcext:value-type="float">
            <text:p>-122,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,78825</text:p>
          </table:table-cell>
          <table:table-cell office:value-type="float" office:value="-122.4104" calcext:value-type="float">
            <text:p>-122,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,81742</text:p>
          </table:table-cell>
          <table:table-cell office:value-type="float" office:value="-122.37209" calcext:value-type="float">
            <text:p>-122,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,78589</text:p>
          </table:table-cell>
          <table:table-cell office:value-type="float" office:value="-122.39683" calcext:value-type="float">
            <text:p>-122,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,77358</text:p>
          </table:table-cell>
          <table:table-cell office:value-type="float" office:value="-122.44019" calcext:value-type="float">
            <text:p>-122,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,75501</text:p>
          </table:table-cell>
          <table:table-cell office:value-type="float" office:value="-122.41555" calcext:value-type="float">
            <text:p>-122,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,74288</text:p>
          </table:table-cell>
          <table:table-cell office:value-type="float" office:value="-122.47822" calcext:value-type="float">
            <text:p>-122,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,80571</text:p>
          </table:table-cell>
          <table:table-cell office:value-type="float" office:value="-122.41296" calcext:value-type="float">
            <text:p>-122,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39786" calcext:value-type="float">
            <text:p>-122,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,78862</text:p>
          </table:table-cell>
          <table:table-cell office:value-type="float" office:value="-122.40624" calcext:value-type="float">
            <text:p>-122,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,76037</text:p>
          </table:table-cell>
          <table:table-cell office:value-type="float" office:value="-122.38802" calcext:value-type="float">
            <text:p>-122,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,79539</text:p>
          </table:table-cell>
          <table:table-cell office:value-type="float" office:value="-122.39744" calcext:value-type="float">
            <text:p>-122,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,78412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,75012</text:p>
          </table:table-cell>
          <table:table-cell office:value-type="float" office:value="-122.39531" calcext:value-type="float">
            <text:p>-122,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,75272</text:p>
          </table:table-cell>
          <table:table-cell office:value-type="float" office:value="-122.41422" calcext:value-type="float">
            <text:p>-122,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,77847</text:p>
          </table:table-cell>
          <table:table-cell office:value-type="float" office:value="-122.41532" calcext:value-type="float">
            <text:p>-122,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,77472</text:p>
          </table:table-cell>
          <table:table-cell office:value-type="float" office:value="-122.41172" calcext:value-type="float">
            <text:p>-122,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,79883</text:p>
          </table:table-cell>
          <table:table-cell office:value-type="float" office:value="-122.42226" calcext:value-type="float">
            <text:p>-122,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,77964</text:p>
          </table:table-cell>
          <table:table-cell office:value-type="float" office:value="-122.39151" calcext:value-type="float">
            <text:p>-122,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,80405</text:p>
          </table:table-cell>
          <table:table-cell office:value-type="float" office:value="-122.41121" calcext:value-type="float">
            <text:p>-122,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1566" calcext:value-type="float">
            <text:p>-122,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,77794</text:p>
          </table:table-cell>
          <table:table-cell office:value-type="float" office:value="-122.43766" calcext:value-type="float">
            <text:p>-122,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,78647</text:p>
          </table:table-cell>
          <table:table-cell office:value-type="float" office:value="-122.45273" calcext:value-type="float">
            <text:p>-122,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,78331</text:p>
          </table:table-cell>
          <table:table-cell office:value-type="float" office:value="-122.40593" calcext:value-type="float">
            <text:p>-122,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,78059</text:p>
          </table:table-cell>
          <table:table-cell office:value-type="float" office:value="-122.42956" calcext:value-type="float">
            <text:p>-122,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,61502</text:p>
          </table:table-cell>
          <table:table-cell office:value-type="float" office:value="-122.39011" calcext:value-type="float">
            <text:p>-122,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,77445</text:p>
          </table:table-cell>
          <table:table-cell office:value-type="float" office:value="-122.45386" calcext:value-type="float">
            <text:p>-122,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,77157</text:p>
          </table:table-cell>
          <table:table-cell office:value-type="float" office:value="-122.43462" calcext:value-type="float">
            <text:p>-122,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41378" calcext:value-type="float">
            <text:p>-122,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,78996</text:p>
          </table:table-cell>
          <table:table-cell office:value-type="float" office:value="-122.4058" calcext:value-type="float">
            <text:p>-122,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,78539</text:p>
          </table:table-cell>
          <table:table-cell office:value-type="float" office:value="-122.43089" calcext:value-type="float">
            <text:p>-122,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,79096</text:p>
          </table:table-cell>
          <table:table-cell office:value-type="float" office:value="-122.43258" calcext:value-type="float">
            <text:p>-122,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,79616</text:p>
          </table:table-cell>
          <table:table-cell office:value-type="float" office:value="-122.42775" calcext:value-type="float">
            <text:p>-122,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,80007</text:p>
          </table:table-cell>
          <table:table-cell office:value-type="float" office:value="-122.40994" calcext:value-type="float">
            <text:p>-122,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,78667</text:p>
          </table:table-cell>
          <table:table-cell office:value-type="float" office:value="-122.41313" calcext:value-type="float">
            <text:p>-122,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,78854</text:p>
          </table:table-cell>
          <table:table-cell office:value-type="float" office:value="-122.40578" calcext:value-type="float">
            <text:p>-122,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,80045</text:p>
          </table:table-cell>
          <table:table-cell office:value-type="float" office:value="-122.43078" calcext:value-type="float">
            <text:p>-122,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,78937</text:p>
          </table:table-cell>
          <table:table-cell office:value-type="float" office:value="-122.40649" calcext:value-type="float">
            <text:p>-122,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,78714</text:p>
          </table:table-cell>
          <table:table-cell office:value-type="float" office:value="-122.41042" calcext:value-type="float">
            <text:p>-122,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,80641</text:p>
          </table:table-cell>
          <table:table-cell office:value-type="float" office:value="-122.4157" calcext:value-type="float">
            <text:p>-122,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,78267</text:p>
          </table:table-cell>
          <table:table-cell office:value-type="float" office:value="-122.40497" calcext:value-type="float">
            <text:p>-122,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,78974</text:p>
          </table:table-cell>
          <table:table-cell office:value-type="float" office:value="-122.40176" calcext:value-type="float">
            <text:p>-122,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,78618</text:p>
          </table:table-cell>
          <table:table-cell office:value-type="float" office:value="-122.39762" calcext:value-type="float">
            <text:p>-122,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,78925</text:p>
          </table:table-cell>
          <table:table-cell office:value-type="float" office:value="-122.39517" calcext:value-type="float">
            <text:p>-122,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,63809</text:p>
          </table:table-cell>
          <table:table-cell office:value-type="float" office:value="-122.4046" calcext:value-type="float">
            <text:p>-122,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,79249</text:p>
          </table:table-cell>
          <table:table-cell office:value-type="float" office:value="-122.39419" calcext:value-type="float">
            <text:p>-122,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,78304</text:p>
          </table:table-cell>
          <table:table-cell office:value-type="float" office:value="-122.3999" calcext:value-type="float">
            <text:p>-122,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,77719</text:p>
          </table:table-cell>
          <table:table-cell office:value-type="float" office:value="-122.40371" calcext:value-type="float">
            <text:p>-122,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,79228</text:p>
          </table:table-cell>
          <table:table-cell office:value-type="float" office:value="-122.39742" calcext:value-type="float">
            <text:p>-122,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,61748</text:p>
          </table:table-cell>
          <table:table-cell office:value-type="float" office:value="-122.39853" calcext:value-type="float">
            <text:p>-122,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,61842</text:p>
          </table:table-cell>
          <table:table-cell office:value-type="float" office:value="-122.39892" calcext:value-type="float">
            <text:p>-122,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,60606</text:p>
          </table:table-cell>
          <table:table-cell office:value-type="float" office:value="-122.38602" calcext:value-type="float">
            <text:p>-122,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,79489</text:p>
          </table:table-cell>
          <table:table-cell office:value-type="float" office:value="-122.39696" calcext:value-type="float">
            <text:p>-122,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,79082</text:p>
          </table:table-cell>
          <table:table-cell office:value-type="float" office:value="-122.43251" calcext:value-type="float">
            <text:p>-122,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,78629</text:p>
          </table:table-cell>
          <table:table-cell office:value-type="float" office:value="-122.46791" calcext:value-type="float">
            <text:p>-122,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,79006</text:p>
          </table:table-cell>
          <table:table-cell office:value-type="float" office:value="-122.41692" calcext:value-type="float">
            <text:p>-122,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,78757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,79343</text:p>
          </table:table-cell>
          <table:table-cell office:value-type="float" office:value="-122.39716" calcext:value-type="float">
            <text:p>-122,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,78793</text:p>
          </table:table-cell>
          <table:table-cell office:value-type="float" office:value="-122.40177" calcext:value-type="float">
            <text:p>-122,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,76849</text:p>
          </table:table-cell>
          <table:table-cell office:value-type="float" office:value="-122.45167" calcext:value-type="float">
            <text:p>-122,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,75211</text:p>
          </table:table-cell>
          <table:table-cell office:value-type="float" office:value="-122.42041" calcext:value-type="float">
            <text:p>-122,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,74741</text:p>
          </table:table-cell>
          <table:table-cell office:value-type="float" office:value="-122.48793" calcext:value-type="float">
            <text:p>-122,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,80646</text:p>
          </table:table-cell>
          <table:table-cell office:value-type="float" office:value="-122.41429" calcext:value-type="float">
            <text:p>-122,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,79311</text:p>
          </table:table-cell>
          <table:table-cell office:value-type="float" office:value="-122.39749" calcext:value-type="float">
            <text:p>-122,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,78877</text:p>
          </table:table-cell>
          <table:table-cell office:value-type="float" office:value="-122.40533" calcext:value-type="float">
            <text:p>-122,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,78537</text:p>
          </table:table-cell>
          <table:table-cell office:value-type="float" office:value="-122.39753" calcext:value-type="float">
            <text:p>-122,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,79196</text:p>
          </table:table-cell>
          <table:table-cell office:value-type="float" office:value="-122.39855" calcext:value-type="float">
            <text:p>-122,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,78653</text:p>
          </table:table-cell>
          <table:table-cell office:value-type="float" office:value="-122.4121" calcext:value-type="float">
            <text:p>-122,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,79203</text:p>
          </table:table-cell>
          <table:table-cell office:value-type="float" office:value="-122.40315" calcext:value-type="float">
            <text:p>-122,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,75201</text:p>
          </table:table-cell>
          <table:table-cell office:value-type="float" office:value="-122.41855" calcext:value-type="float">
            <text:p>-122,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,78528</text:p>
          </table:table-cell>
          <table:table-cell office:value-type="float" office:value="-122.40639" calcext:value-type="float">
            <text:p>-122,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,76867</text:p>
          </table:table-cell>
          <table:table-cell office:value-type="float" office:value="-122.41301" calcext:value-type="float">
            <text:p>-122,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,79889</text:p>
          </table:table-cell>
          <table:table-cell office:value-type="float" office:value="-122.42251" calcext:value-type="float">
            <text:p>-122,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,78895</text:p>
          </table:table-cell>
          <table:table-cell office:value-type="float" office:value="-122.40313" calcext:value-type="float">
            <text:p>-122,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,79985</text:p>
          </table:table-cell>
          <table:table-cell office:value-type="float" office:value="-122.40902" calcext:value-type="float">
            <text:p>-122,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,79679</text:p>
          </table:table-cell>
          <table:table-cell office:value-type="float" office:value="-122.40517" calcext:value-type="float">
            <text:p>-122,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,7902</text:p>
          </table:table-cell>
          <table:table-cell office:value-type="float" office:value="-122.43148" calcext:value-type="float">
            <text:p>-122,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,7867</text:p>
          </table:table-cell>
          <table:table-cell office:value-type="float" office:value="-122.45071" calcext:value-type="float">
            <text:p>-122,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0728" calcext:value-type="float">
            <text:p>-122,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,78705</text:p>
          </table:table-cell>
          <table:table-cell office:value-type="float" office:value="-122.41973" calcext:value-type="float">
            <text:p>-122,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p=-1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,994</text:p>
          </table:table-cell>
          <table:table-cell office:value-type="float" office:value="392.85" calcext:value-type="float">
            <text:p>392,85</text:p>
          </table:table-cell>
          <table:table-cell table:style-name="ce20" table:formula="of:=([.B2]-[.C2])/[.B2]" office:value-type="percentage" office:value="0.186635858830544" calcext:value-type="percentage">
            <text:p>18,66%</text:p>
          </table:table-cell>
          <table:table-cell office:value-type="float" office:value="479.44" calcext:value-type="float">
            <text:p>479,44</text:p>
          </table:table-cell>
          <table:table-cell table:style-name="ce20" table:formula="of:=([.B2]-[.E2])/[.B2]" office:value-type="percentage" office:value="0.00735826946090434" calcext:value-type="percentage">
            <text:p>0,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,99</text:p>
          </table:table-cell>
          <table:table-cell office:value-type="float" office:value="491" calcext:value-type="float">
            <text:p>491</text:p>
          </table:table-cell>
          <table:table-cell table:style-name="ce20" table:formula="of:=([.B3]-[.C3])/[.B3]" office:value-type="percentage" office:value="0.147554645045921" calcext:value-type="percentage">
            <text:p>14,76%</text:p>
          </table:table-cell>
          <table:table-cell office:value-type="float" office:value="574.44" calcext:value-type="float">
            <text:p>574,44</text:p>
          </table:table-cell>
          <table:table-cell table:style-name="ce20" table:formula="of:=([.B3]-[.E3])/[.B3]" office:value-type="percentage" office:value="0.00269101894130099" calcext:value-type="percentage">
            <text:p>0,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,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,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,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,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,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,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,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,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,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,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,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,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table table:name="Results for P1_(time)" table:style-name="ta1">
        <table:table-column table:style-name="co2" table:default-cell-style-name="ce27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row table:style-name="ro3">
          <table:table-cell table:style-name="ce25" office:value-type="string" calcext:value-type="string">
            <text:p>Class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Total profit</text:p>
          </table:table-cell>
          <table:table-cell table:style-name="ce25" office:value-type="string" calcext:value-type="string">
            <text:p>Total time(h)</text:p>
          </table:table-cell>
          <table:table-cell table:style-name="ce25" office:value-type="string" calcext:value-type="string">
            <text:p>t pass (h)</text:p>
          </table:table-cell>
          <table:table-cell table:style-name="ce25" office:value-type="string" calcext:value-type="string">
            <text:p>t pass (%)</text:p>
          </table:table-cell>
          <table:table-cell table:style-name="ce25" office:value-type="string" calcext:value-type="string">
            <text:p>t parcel (h)</text:p>
          </table:table-cell>
          <table:table-cell table:style-name="ce25" office:value-type="string" calcext:value-type="string">
            <text:p>t parcel (%)</text:p>
          </table:table-cell>
          <table:table-cell table:style-name="ce25" office:value-type="string" calcext:value-type="string">
            <text:p>t pass+parc (h)</text:p>
          </table:table-cell>
          <table:table-cell table:style-name="ce25" office:value-type="string" calcext:value-type="string">
            <text:p>t pass+parc (%)</text:p>
          </table:table-cell>
          <table:table-cell table:style-name="ce25" office:value-type="string" calcext:value-type="string">
            <text:p>t idle (h)</text:p>
          </table:table-cell>
          <table:table-cell table:style-name="ce25" office:value-type="string" calcext:value-type="string">
            <text:p>t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3"/>
          <table:table-cell table:style-name="ce28" table:formula="of:=([.E2]-[.$D$2])/[.$D$2]" office:value-type="string" office:string-value="" calcext:value-type="error">
            <text:p>#DIV/0!</text:p>
          </table:table-cell>
          <table:table-cell table:style-name="ce28"/>
          <table:table-cell table:style-name="ce28" table:formula="of:=([.G2]-[.$D$2])/[.$D$2]" office:value-type="string" office:string-value="" calcext:value-type="error">
            <text:p>#DIV/0!</text:p>
          </table:table-cell>
          <table:table-cell table:style-name="ce28"/>
          <table:table-cell table:style-name="ce28" table:formula="of:=([.I2]-[.$D$2])/[.$D$2]" office:value-type="string" office:string-value="" calcext:value-type="error">
            <text:p>#DIV/0!</text:p>
          </table:table-cell>
          <table:table-cell table:style-name="ce28"/>
          <table:table-cell table:style-name="ce28" table:formula="of:=([.K2]-[.$D$2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3"/>
          <table:table-cell table:style-name="ce28" table:formula="of:=([.E3]-[.$D$3])/[.$D$3]" office:value-type="string" office:string-value="" calcext:value-type="error">
            <text:p>#DIV/0!</text:p>
          </table:table-cell>
          <table:table-cell table:style-name="ce28"/>
          <table:table-cell table:style-name="ce28" table:formula="of:=([.G3]-[.$D$3])/[.$D$3]" office:value-type="string" office:string-value="" calcext:value-type="error">
            <text:p>#DIV/0!</text:p>
          </table:table-cell>
          <table:table-cell table:style-name="ce28"/>
          <table:table-cell table:style-name="ce28" table:formula="of:=([.I3]-[.$D$3])/[.$D$3]" office:value-type="string" office:string-value="" calcext:value-type="error">
            <text:p>#DIV/0!</text:p>
          </table:table-cell>
          <table:table-cell table:style-name="ce28"/>
          <table:table-cell table:style-name="ce28" table:formula="of:=([.K3]-[.$D$3])/[.$D$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3"/>
          <table:table-cell table:style-name="ce28" table:formula="of:=([.E4]-[.$D$4])/[.$D$4]" office:value-type="string" office:string-value="" calcext:value-type="error">
            <text:p>#DIV/0!</text:p>
          </table:table-cell>
          <table:table-cell table:style-name="ce28"/>
          <table:table-cell table:style-name="ce28" table:formula="of:=([.G4]-[.$D$4])/[.$D$4]" office:value-type="string" office:string-value="" calcext:value-type="error">
            <text:p>#DIV/0!</text:p>
          </table:table-cell>
          <table:table-cell table:style-name="ce28"/>
          <table:table-cell table:style-name="ce28" table:formula="of:=([.I4]-[.$D$4])/[.$D$4]" office:value-type="string" office:string-value="" calcext:value-type="error">
            <text:p>#DIV/0!</text:p>
          </table:table-cell>
          <table:table-cell table:style-name="ce28"/>
          <table:table-cell table:style-name="ce28" table:formula="of:=([.K4]-[.$D$4])/[.$D$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0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5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60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90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20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50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80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10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40.txt</text:p>
          </table:table-cell>
          <table:table-cell table:style-name="ce28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70.txt</text:p>
          </table:table-cell>
          <table:table-cell table:style-name="ce26"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0.txt</text:p>
          </table:table-cell>
          <table:table-cell table:style-name="ce28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10"/>
        </table:table-row>
      </table:table>
      <table:table table:name="Results for P1_(dist)" table:style-name="ta1">
        <table:table-column table:style-name="co2" table:default-cell-style-name="ce27"/>
        <table:table-column table:style-name="co3" table:default-cell-style-name="ce29"/>
        <table:table-column table:style-name="co4" table:default-cell-style-name="ce28"/>
        <table:table-column table:style-name="co13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row table:style-name="ro3">
          <table:table-cell table:style-name="ce25" office:value-type="string" calcext:value-type="string">
            <text:p>Class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Total profit</text:p>
          </table:table-cell>
          <table:table-cell table:style-name="ce25" office:value-type="string" calcext:value-type="string">
            <text:p>Total distance(m)</text:p>
          </table:table-cell>
          <table:table-cell table:style-name="ce25" office:value-type="string" calcext:value-type="string">
            <text:p>t pass (m)</text:p>
          </table:table-cell>
          <table:table-cell table:style-name="ce25" office:value-type="string" calcext:value-type="string">
            <text:p>t pass (%)</text:p>
          </table:table-cell>
          <table:table-cell table:style-name="ce25" office:value-type="string" calcext:value-type="string">
            <text:p>t parcel (m)</text:p>
          </table:table-cell>
          <table:table-cell table:style-name="ce25" office:value-type="string" calcext:value-type="string">
            <text:p>t parcel (%)</text:p>
          </table:table-cell>
          <table:table-cell table:style-name="ce25" office:value-type="string" calcext:value-type="string">
            <text:p>t pass+parc (m)</text:p>
          </table:table-cell>
          <table:table-cell table:style-name="ce25" office:value-type="string" calcext:value-type="string">
            <text:p>t pass+parc (%)</text:p>
          </table:table-cell>
          <table:table-cell table:style-name="ce25" office:value-type="string" calcext:value-type="string">
            <text:p>t idle (m)</text:p>
          </table:table-cell>
          <table:table-cell table:style-name="ce25" office:value-type="string" calcext:value-type="string">
            <text:p>t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formula="of:=['Results for P1_(time)'.C2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formula="of:=['Results for P1_(time)'.C3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formula="of:=['Results for P1_(time)'.C4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formula="of:=['Results for P1_(time)'.C5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formula="of:=['Results for P1_(time)'.C6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formula="of:=['Results for P1_(time)'.C7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formula="of:=['Results for P1_(time)'.C8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formula="of:=['Results for P1_(time)'.C9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formula="of:=['Results for P1_(time)'.C10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formula="of:=['Results for P1_(time)'.C11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0.txt</text:p>
          </table:table-cell>
          <table:table-cell table:formula="of:=['Results for P1_(time)'.C12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5.txt</text:p>
          </table:table-cell>
          <table:table-cell table:formula="of:=['Results for P1_(time)'.C13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60.txt</text:p>
          </table:table-cell>
          <table:table-cell table:formula="of:=['Results for P1_(time)'.C14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90.txt</text:p>
          </table:table-cell>
          <table:table-cell table:formula="of:=['Results for P1_(time)'.C15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20.txt</text:p>
          </table:table-cell>
          <table:table-cell table:formula="of:=['Results for P1_(time)'.C16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50.txt</text:p>
          </table:table-cell>
          <table:table-cell table:formula="of:=['Results for P1_(time)'.C17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80.txt</text:p>
          </table:table-cell>
          <table:table-cell table:formula="of:=['Results for P1_(time)'.C18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10.txt</text:p>
          </table:table-cell>
          <table:table-cell table:formula="of:=['Results for P1_(time)'.C19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40.txt</text:p>
          </table:table-cell>
          <table:table-cell table:formula="of:=['Results for P1_(time)'.C20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70.txt</text:p>
          </table:table-cell>
          <table:table-cell table:formula="of:=['Results for P1_(time)'.C21]" office:value-type="float" office:value="0" calcext:value-type="float">
            <text:p>0</text:p>
          </table:table-cell>
          <table:table-cell table:style-name="ce26"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0.txt</text:p>
          </table:table-cell>
          <table:table-cell table:formula="of:=['Results for P1_(time)'.C22]" office:value-type="float" office:value="0" calcext:value-type="float">
            <text:p>0</text:p>
          </table:table-cell>
          <table:table-cell table:style-name="ce28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formula="of:=['Results for P1_(time)'.C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formula="of:=['Results for P1_(time)'.C2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formula="of:=['Results for P1_(time)'.C2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formula="of:=['Results for P1_(time)'.C2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formula="of:=['Results for P1_(time)'.C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formula="of:=['Results for P1_(time)'.C2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formula="of:=['Results for P1_(time)'.C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formula="of:=['Results for P1_(time)'.C3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formula="of:=['Results for P1_(time)'.C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formula="of:=['Results for P1_(time)'.C3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formula="of:=['Results for P1_(time)'.C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formula="of:=['Results for P1_(time)'.C3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formula="of:=['Results for P1_(time)'.C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formula="of:=['Results for P1_(time)'.C3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formula="of:=['Results for P1_(time)'.C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formula="of:=['Results for P1_(time)'.C3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formula="of:=['Results for P1_(time)'.C3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formula="of:=['Results for P1_(time)'.C4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formula="of:=['Results for P1_(time)'.C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formula="of:=['Results for P1_(time)'.C4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formula="of:=['Results for P1_(time)'.C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formula="of:=['Results for P1_(time)'.C4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formula="of:=['Results for P1_(time)'.C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formula="of:=['Results for P1_(time)'.C4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formula="of:=['Results for P1_(time)'.C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formula="of:=['Results for P1_(time)'.C4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formula="of:=['Results for P1_(time)'.C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formula="of:=['Results for P1_(time)'.C5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formula="of:=['Results for P1_(time)'.C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formula="of:=['Results for P1_(time)'.C5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formula="of:=['Results for P1_(time)'.C5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formula="of:=['Results for P1_(time)'.C5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formula="of:=['Results for P1_(time)'.C5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formula="of:=['Results for P1_(time)'.C5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formula="of:=['Results for P1_(time)'.C5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formula="of:=['Results for P1_(time)'.C5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formula="of:=['Results for P1_(time)'.C5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formula="of:=['Results for P1_(time)'.C6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formula="of:=['Results for P1_(time)'.C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formula="of:=['Results for P1_(time)'.C6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formula="of:=['Results for P1_(time)'.C6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formula="of:=['Results for P1_(time)'.C6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formula="of:=['Results for P1_(time)'.C6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formula="of:=['Results for P1_(time)'.C6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formula="of:=['Results for P1_(time)'.C6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formula="of:=['Results for P1_(time)'.C6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formula="of:=['Results for P1_(time)'.C6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formula="of:=['Results for P1_(time)'.C7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formula="of:=['Results for P1_(time)'.C7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formula="of:=['Results for P1_(time)'.C7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formula="of:=['Results for P1_(time)'.C7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formula="of:=['Results for P1_(time)'.C7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formula="of:=['Results for P1_(time)'.C7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formula="of:=['Results for P1_(time)'.C7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formula="of:=['Results for P1_(time)'.C7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formula="of:=['Results for P1_(time)'.C7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formula="of:=['Results for P1_(time)'.C7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formula="of:=['Results for P1_(time)'.C8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formula="of:=['Results for P1_(time)'.C8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formula="of:=['Results for P1_(time)'.C8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formula="of:=['Results for P1_(time)'.C8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formula="of:=['Results for P1_(time)'.C8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formula="of:=['Results for P1_(time)'.C8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formula="of:=['Results for P1_(time)'.C8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formula="of:=['Results for P1_(time)'.C8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formula="of:=['Results for P1_(time)'.C8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formula="of:=['Results for P1_(time)'.C8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formula="of:=['Results for P1_(time)'.C9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formula="of:=['Results for P1_(time)'.C9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formula="of:=['Results for P1_(time)'.C9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formula="of:=['Results for P1_(time)'.C9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formula="of:=['Results for P1_(time)'.C9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formula="of:=['Results for P1_(time)'.C9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formula="of:=['Results for P1_(time)'.C9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formula="of:=['Results for P1_(time)'.C9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formula="of:=['Results for P1_(time)'.C9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formula="of:=['Results for P1_(time)'.C9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formula="of:=['Results for P1_(time)'.C10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formula="of:=['Results for P1_(time)'.C10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formula="of:=['Results for P1_(time)'.C10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formula="of:=['Results for P1_(time)'.C10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formula="of:=['Results for P1_(time)'.C10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formula="of:=['Results for P1_(time)'.C10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formula="of:=['Results for P1_(time)'.C10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formula="of:=['Results for P1_(time)'.C10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formula="of:=['Results for P1_(time)'.C10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formula="of:=['Results for P1_(time)'.C10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formula="of:=['Results for P1_(time)'.C11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formula="of:=['Results for P1_(time)'.C1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formula="of:=['Results for P1_(time)'.C11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formula="of:=['Results for P1_(time)'.C1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formula="of:=['Results for P1_(time)'.C11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formula="of:=['Results for P1_(time)'.C1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formula="of:=['Results for P1_(time)'.C11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formula="of:=['Results for P1_(time)'.C11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formula="of:=['Results for P1_(time)'.C11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formula="of:=['Results for P1_(time)'.C1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formula="of:=['Results for P1_(time)'.C12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formula="of:=['Results for P1_(time)'.C1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formula="of:=['Results for P1_(time)'.C12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formula="of:=['Results for P1_(time)'.C1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formula="of:=['Results for P1_(time)'.C12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formula="of:=['Results for P1_(time)'.C12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formula="of:=['Results for P1_(time)'.C12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formula="of:=['Results for P1_(time)'.C1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formula="of:=['Results for P1_(time)'.C12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formula="of:=['Results for P1_(time)'.C1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formula="of:=['Results for P1_(time)'.C13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formula="of:=['Results for P1_(time)'.C1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formula="of:=['Results for P1_(time)'.C13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formula="of:=['Results for P1_(time)'.C1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formula="of:=['Results for P1_(time)'.C13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formula="of:=['Results for P1_(time)'.C1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formula="of:=['Results for P1_(time)'.C13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formula="of:=['Results for P1_(time)'.C1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formula="of:=['Results for P1_(time)'.C13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formula="of:=['Results for P1_(time)'.C13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formula="of:=['Results for P1_(time)'.C14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formula="of:=['Results for P1_(time)'.C1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formula="of:=['Results for P1_(time)'.C14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formula="of:=['Results for P1_(time)'.C1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formula="of:=['Results for P1_(time)'.C14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formula="of:=['Results for P1_(time)'.C1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formula="of:=['Results for P1_(time)'.C14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formula="of:=['Results for P1_(time)'.C1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formula="of:=['Results for P1_(time)'.C14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formula="of:=['Results for P1_(time)'.C1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formula="of:=['Results for P1_(time)'.C15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formula="of:=['Results for P1_(time)'.C1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formula="of:=['Results for P1_(time)'.C152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formula="of:=['Results for P1_(time)'.C15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formula="of:=['Results for P1_(time)'.C154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formula="of:=['Results for P1_(time)'.C15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formula="of:=['Results for P1_(time)'.C156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formula="of:=['Results for P1_(time)'.C15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formula="of:=['Results for P1_(time)'.C158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formula="of:=['Results for P1_(time)'.C15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formula="of:=['Results for P1_(time)'.C160]" office:value-type="float" office:value="0" calcext:value-type="float">
            <text:p>0</text:p>
          </table:table-cell>
          <table:table-cell table:style-name="ce27"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formula="of:=['Results for P1_(time)'.C1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formula="of:=['Results for P1_(time)'.C162]" office:value-type="float" office:value="0" calcext:value-type="float">
            <text:p>0</text:p>
          </table:table-cell>
          <table:table-cell table:style-name="ce27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00/00/0000</text:date>, <text:time style:data-style-name="N2" text:time-value="14:33:14.510713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4:41:57.988460409</meta:creation-date>
    <meta:editing-duration>PT2M34S</meta:editing-duration>
    <meta:editing-cycles>2</meta:editing-cycles>
    <meta:generator>LibreOffice/5.1.6.2$Linux_X86_64 LibreOffice_project/10m0$Build-2</meta:generator>
    <dc:date>2020-03-20T14:46:59.408333818</dc:date>
    <meta:document-statistic meta:table-count="5" meta:cell-count="1929" meta:object-count="0"/>
  </office:meta>
</office:document-meta>
</file>